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60000004183472294A75245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 fo:min-height="0.844cm"/>
    </style:style>
    <style:style style:name="gr4" style:family="graphic" style:parent-style-name="objectwithoutfill">
      <style:graphic-properties draw:stroke="dash" draw:stroke-dash="Fine_20_Dashed" svg:stroke-width="0.051cm" svg:stroke-color="#b2b2b2" draw:marker-start="Arrow" draw:marker-start-width="0.203cm" draw:marker-end="Arrow" draw:marker-end-width="0.203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b2b2b2" draw:marker-start-width="0.381cm" draw:marker-end-width="0.381cm" draw:fill="none" draw:textarea-horizontal-align="justify" draw:textarea-vertical-align="middle" draw:auto-grow-height="false" fo:min-height="12.542cm" fo:min-width="25.356cm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Fine_20_Dashed" svg:stroke-width="0.051cm" svg:stroke-color="#b2b2b2" draw:marker-start-width="0.381cm" draw:marker-end-width="0.381cm" draw:fill="none" draw:textarea-horizontal-align="justify" draw:textarea-vertical-align="middle" draw:auto-grow-height="false" fo:min-height="6.124cm" fo:min-width="23.832cm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svg:stroke-width="0.051cm" svg:stroke-color="#b2b2b2" draw:marker-start="" draw:marker-start-width="0.203cm" draw:marker-end="" draw:marker-end-width="0.203cm" draw:fill="none" draw:textarea-vertical-align="middle" fo:padding-top="0.15cm" fo:padding-bottom="0.15cm" fo:padding-left="0.275cm" fo:padding-right="0.275cm"/>
    </style:style>
    <style:style style:name="gr9" style:family="graphic" style:parent-style-name="Default_5f_1">
      <style:graphic-properties draw:stroke="none" draw:fill="none" fo:min-height="0.699cm"/>
    </style:style>
    <style:style style:name="gr10" style:family="graphic" style:parent-style-name="Default_5f_1">
      <style:graphic-properties svg:stroke-width="0.051cm" svg:stroke-color="#3465a4" draw:marker-start-width="0.344cm" draw:marker-end-width="0.344cm" draw:fill="none" draw:textarea-vertical-align="middle" draw:auto-grow-height="false" fo:min-height="2.566cm" fo:min-width="0cm" fo:padding-top="0.151cm" fo:padding-bottom="0.151cm" fo:padding-left="0.276cm" fo:padding-right="0.276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0.607cm"/>
    </style:style>
    <style:style style:name="gr12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10.003cm" fo:min-width="0cm" fo:padding-top="0.151cm" fo:padding-bottom="0.151cm" fo:padding-left="0.276cm" fo:padding-right="0.276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14" style:family="graphic" style:parent-style-name="objectwithoutfill">
      <style:graphic-properties svg:stroke-width="0.051cm" svg:stroke-color="#000000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15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10.702cm" fo:min-width="0cm" fo:padding-top="0.151cm" fo:padding-bottom="0.151cm" fo:padding-left="0.276cm" fo:padding-right="0.276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355cm"/>
    </style:style>
    <style:style style:name="gr17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18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3.102cm" fo:min-width="0cm" fo:padding-top="0.151cm" fo:padding-bottom="0.151cm" fo:padding-left="0.276cm" fo:padding-right="0.276cm"/>
    </style:style>
    <style:style style:name="gr19" style:family="graphic" style:parent-style-name="standard">
      <style:graphic-properties svg:stroke-width="0.051cm" svg:stroke-color="#b2b2b2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b2b2b2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22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6.429cm" fo:min-width="0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24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4.397cm" fo:min-width="0cm" fo:padding-top="0.151cm" fo:padding-bottom="0.151cm" fo:padding-left="0.276cm" fo:padding-right="0.276cm"/>
    </style:style>
    <style:style style:name="gr25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4.401cm" fo:min-width="0cm" fo:padding-top="0.151cm" fo:padding-bottom="0.151cm" fo:padding-left="0.276cm" fo:padding-right="0.276cm"/>
    </style:style>
    <style:style style:name="gr26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2.565cm" fo:min-width="0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30" style:family="graphic" style:parent-style-name="Default_5f_1">
      <style:graphic-properties svg:stroke-width="0.051cm" svg:stroke-color="#c5000b" draw:marker-start-width="0.344cm" draw:marker-end-width="0.344cm" draw:fill="none" draw:textarea-vertical-align="middle" draw:auto-grow-height="false" fo:min-height="4.297cm" fo:min-width="0cm" fo:padding-top="0.151cm" fo:padding-bottom="0.151cm" fo:padding-left="0.276cm" fo:padding-right="0.276cm"/>
    </style:style>
    <style:style style:name="gr31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1.323cm" fo:min-width="0cm" fo:padding-top="0.151cm" fo:padding-bottom="0.151cm" fo:padding-left="0.276cm" fo:padding-right="0.276cm"/>
    </style:style>
    <style:style style:name="gr32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35" style:family="graphic" style:parent-style-name="Default_5f_1">
      <style:graphic-properties svg:stroke-width="0.051cm" svg:stroke-color="#b2b2b2" draw:marker-start-width="0.344cm" draw:marker-end-width="0.344cm" draw:fill="none" draw:textarea-vertical-align="middle" draw:auto-grow-height="false" fo:min-height="5.692cm" fo:min-width="0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1.386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36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color="#8392a4" style:font-name="Liberation Mono1"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text-properties fo:color="#c59ea0" style:font-name="Liberation Mono1" fo:font-size="20pt" style:font-size-asian="20pt" style:font-size-complex="20pt"/>
    </style:style>
    <style:style style:name="P8" style:family="paragraph">
      <loext:graphic-properties draw:fill="none"/>
      <style:text-properties fo:color="#dddddd" style:font-name="DejaVu Sans" fo:font-size="20pt" style:font-size-asian="20pt" style:font-size-complex="20pt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/>
      <style:text-properties fo:color="#dddddd" style:font-name="DejaVu Sans" fo:font-size="20pt" style:font-size-asian="20pt" style:font-size-complex="20pt"/>
    </style:style>
    <style:style style:name="P11" style:family="paragraph">
      <loext:graphic-properties draw:fill="none"/>
      <style:text-properties style:font-name="Liberation Mono1" fo:font-size="10pt" style:font-size-asian="10pt" style:font-size-complex="10pt"/>
    </style:style>
    <style:style style:name="P12" style:family="paragraph">
      <loext:graphic-properties draw:fill="none" draw:fill-color="#ffffff"/>
      <style:text-properties fo:color="#3465a4" fo:font-size="10pt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c5000b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  <style:text-properties fo:color="#b2b2b2" fo:font-size="10pt" style:font-size-asian="10pt" style:font-size-complex="10pt"/>
    </style:style>
    <style:style style:name="P16" style:family="paragraph">
      <loext:graphic-properties draw:fill="none"/>
      <style:text-properties style:font-name="Liberation Mono1" fo:font-size="12pt" style:font-size-asian="12pt" style:font-size-complex="12pt"/>
    </style:style>
    <style:style style:name="P17" style:family="paragraph">
      <loext:graphic-properties draw:fill="none"/>
      <style:text-properties style:font-name="DejaVu Sans" fo:font-size="10pt" style:font-size-asian="10pt" style:font-size-complex="10pt"/>
    </style:style>
    <style:style style:name="P18" style:family="paragraph">
      <loext:graphic-properties draw:fill="none"/>
      <style:paragraph-properties fo:text-align="center"/>
      <style:text-properties fo:color="#b2b2b2" fo:font-size="7pt" style:font-size-asian="7pt" style:font-size-complex="7pt"/>
    </style:style>
    <style:style style:name="P19" style:family="paragraph">
      <loext:graphic-properties draw:fill="none"/>
      <style:text-properties style:font-name="Liberation Mono1" fo:font-size="8.30000019073486pt" style:font-size-asian="8.30000019073486pt" style:font-size-complex="8.3000001907348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8392a4" style:font-name="Liberation Mono1" fo:font-size="20pt" style:font-size-asian="20pt" style:font-size-complex="20pt"/>
    </style:style>
    <style:style style:name="T5" style:family="text">
      <style:text-properties style:font-name="Liberation Sans2" fo:font-size="10pt" style:font-size-asian="10pt" style:font-size-complex="10pt"/>
    </style:style>
    <style:style style:name="T6" style:family="text">
      <style:text-properties style:font-name="Liberation Mono1" fo:font-size="8pt" style:font-size-asian="8pt" style:font-size-complex="8pt"/>
    </style:style>
    <style:style style:name="T7" style:family="text">
      <style:text-properties style:font-name="Liberation Mono1" fo:font-size="8.30000019073486pt" style:font-size-asian="8.30000019073486pt" style:font-size-complex="8.30000019073486pt"/>
    </style:style>
    <style:style style:name="T8" style:family="text">
      <style:text-properties fo:color="#c59ea0" style:font-name="Liberation Mono1" fo:font-size="20pt" style:font-size-asian="20pt" style:font-size-complex="20pt"/>
    </style:style>
    <style:style style:name="T9" style:family="text">
      <style:text-properties fo:color="#dddddd" style:font-name="DejaVu Sans" fo:font-size="20pt" style:font-size-asian="20pt" style:font-size-complex="20pt"/>
    </style:style>
    <style:style style:name="T10" style:family="text">
      <style:text-properties style:font-name="Liberation Mono1" fo:font-size="12pt" style:font-size-asian="12pt" style:font-size-complex="12pt"/>
    </style:style>
    <style:style style:name="T11" style:family="text">
      <style:text-properties fo:color="#3465a4" fo:font-size="10pt" style:font-size-asian="10pt" style:font-size-complex="10pt"/>
    </style:style>
    <style:style style:name="T12" style:family="text">
      <style:text-properties fo:color="#c5000b" fo:font-size="10pt" style:font-size-asian="10pt" style:font-size-complex="10pt"/>
    </style:style>
    <style:style style:name="T13" style:family="text">
      <style:text-properties fo:color="#b2b2b2" fo:font-size="10pt" style:font-size-asian="10pt" style:font-size-complex="10pt"/>
    </style:style>
    <style:style style:name="T14" style:family="text">
      <style:text-properties style:font-name="DejaVu Sans" fo:font-size="10pt" style:font-size-asian="10pt" style:font-size-complex="10pt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8.30000019073486pt" fo:font-style="normal" fo:text-shadow="none" style:text-underline-style="none" fo:font-weight="normal" style:letter-kerning="true" style:font-name-asian="DejaVu Sans1" style:font-size-asian="8.30000019073486pt" style:font-style-asian="normal" style:font-weight-asian="normal" style:font-name-complex="DejaVu Sans1" style:font-size-complex="8.3000001907348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ID Resolution</text:p>
          </draw:text-box>
        </draw:frame>
        <draw:frame presentation:style-name="pr2" draw:text-style-name="P1" draw:layer="layout" svg:width="25.199cm" svg:height="11.362cm" svg:x="1.4cm" svg:y="3.272cm" presentation:class="subtitle" presentation:user-transformed="true">
          <draw:text-box>
            <text:p><text:span text:style-name="T1">A work item of the W3C Credentials Community Group</text:span></text:p>
            <text:p><text:span text:style-name="T1">4</text:span><text:span text:style-name="T2">th</text:span><text:span text:style-name="T1"> April 2019</text:span></text:p>
            <text:p><text:span text:style-name="T3">IPR rules apply!</text:span></text:p>
            <text:p><text:span text:style-name="T1"/></text:p>
            <text:p><text:span text:style-name="T1">Zoom Call:</text:span></text:p>
            <text:p><text:span text:style-name="T1">https://zoom.us/j/7077077007</text:span></text:p>
            <text:p><text:span text:style-name="T1"/></text:p>
            <text:p><text:span text:style-name="T1">Text Chat:</text:span></text:p>
            <text:p><text:span text:style-name="T1">(use Zoom chat, type q+ to get into the queue)</text:span></text:p>
            <text:p><text:span text:style-name="T1"/></text:p>
            <text:p><text:span text:style-name="T3">This call is being recorded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</text:span><text:span text:style-name="T7">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</text:span><text:span text:style-name="T7">"RsaVerificationKey2018",</text:span></text:p>
          <text:p text:style-name="P5"><text:span text:style-name="T7"><text:s text:c="4"/></text:span><text:span text:style-name="T7">"publicKeyPem": "-----BEGIN </text:span><text:span text:style-name="T7">PUB...0101010..END PUB -----\r\</text:span><text:span text:style-name="T7">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</text:span><text:span text:style-name="T7">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723cm">
          <draw:text-box>
            <text:p><text:span text:style-name="T10">did:xyz:1234;service=agent/profile?query#frag</text:span></text:p>
          </draw:text-box>
        </draw:frame>
        <draw:custom-shape draw:style-name="gr10" draw:text-style-name="P3" draw:layer="layout" svg:width="0.394cm" svg:height="3.024cm" draw:transform="rotate (1.5707963267949) translate (1.65cm 11.8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863cm">
          <draw:text-box>
            <text:p><text:span text:style-name="T11">DID</text:span></text:p>
          </draw:text-box>
        </draw:frame>
        <draw:custom-shape draw:style-name="gr12" draw:text-style-name="P3" draw:layer="layout" svg:width="0.406cm" svg:height="10.871cm" draw:transform="rotate (1.5707963267949) translate (1.65cm 12.8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4" draw:layer="layout" svg:width="1.907cm" svg:height="0.962cm" svg:x="6.132cm" svg:y="12.901cm">
          <draw:text-box>
            <text:p text:style-name="P13"><text:span text:style-name="T12">DID URL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4" draw:text-style-name="P3" draw:layer="layout" svg:x1="9.682cm" svg:y1="5.448cm" svg:x2="14.478cm" svg:y2="5.448cm">
          <text:p/>
        </draw:line>
        <draw:frame draw:style-name="gr9" draw:text-style-name="P11" draw:layer="layout" svg:width="12.96cm" svg:height="0.949cm" svg:x="14.386cm" svg:y="10.723cm">
          <draw:text-box>
            <text:p><text:span text:style-name="T10">https://example.com/myagent/profile?query#frag</text:span></text:p>
          </draw:text-box>
        </draw:frame>
        <draw:custom-shape draw:style-name="gr15" draw:text-style-name="P3" draw:layer="layout" svg:width="0.406cm" svg:height="11.608cm" draw:transform="rotate (1.5707963267949) translate (14.651cm 11.8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5" draw:layer="layout" svg:width="3.855cm" svg:height="0.962cm" svg:x="18.473cm" svg:y="11.85cm">
          <draw:text-box>
            <text:p><text:span text:style-name="T13">Service Endpoint URI</text:span></text:p>
          </draw:text-box>
        </draw:fram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6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4" draw:text-style-name="P3" draw:layer="layout" svg:x1="13.462cm" svg:y1="11.028cm" svg:x2="14.453cm" svg:y2="11.028cm">
          <text:p/>
        </draw:line>
        <draw:frame draw:style-name="gr9" draw:text-style-name="P17" draw:layer="layout" svg:width="12.96cm" svg:height="0.949cm" svg:x="1.175cm" svg:y="0.786cm">
          <draw:text-box>
            <text:p><text:span text:style-name="T14">Decentralized Identifier Regist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723cm">
          <draw:text-box>
            <text:p><text:span text:style-name="T10">did:xyz:1234;service=agent/profile?query#frag</text:span></text:p>
          </draw:text-box>
        </draw:frame>
        <draw:custom-shape draw:style-name="gr10" draw:text-style-name="P3" draw:layer="layout" svg:width="0.394cm" svg:height="3.024cm" draw:transform="rotate (1.5707963267949) translate (1.65cm 11.8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863cm">
          <draw:text-box>
            <text:p><text:span text:style-name="T11">DID</text:span></text:p>
          </draw:text-box>
        </draw:frame>
        <draw:custom-shape draw:style-name="gr12" draw:text-style-name="P3" draw:layer="layout" svg:width="0.406cm" svg:height="10.871cm" draw:transform="rotate (1.5707963267949) translate (1.65cm 12.8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4" draw:layer="layout" svg:width="1.907cm" svg:height="0.962cm" svg:x="6.132cm" svg:y="12.901cm">
          <draw:text-box>
            <text:p text:style-name="P13"><text:span text:style-name="T12">DID URL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4" draw:text-style-name="P3" draw:layer="layout" svg:x1="9.682cm" svg:y1="5.448cm" svg:x2="14.478cm" svg:y2="5.448cm">
          <text:p/>
        </draw:line>
        <draw:frame draw:style-name="gr9" draw:text-style-name="P11" draw:layer="layout" svg:width="12.96cm" svg:height="0.949cm" svg:x="14.386cm" svg:y="10.723cm">
          <draw:text-box>
            <text:p><text:span text:style-name="T10">https://example.com/myagent/profile?query#frag</text:span></text:p>
          </draw:text-box>
        </draw:frame>
        <draw:custom-shape draw:style-name="gr15" draw:text-style-name="P3" draw:layer="layout" svg:width="0.406cm" svg:height="11.608cm" draw:transform="rotate (1.5707963267949) translate (14.651cm 11.8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5" draw:layer="layout" svg:width="3.855cm" svg:height="0.962cm" svg:x="18.473cm" svg:y="11.85cm">
          <draw:text-box>
            <text:p><text:span text:style-name="T13">Service Endpoint URI</text:span></text:p>
          </draw:text-box>
        </draw:fram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6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4" draw:text-style-name="P3" draw:layer="layout" svg:x1="13.462cm" svg:y1="11.028cm" svg:x2="14.453cm" svg:y2="11.028cm">
          <text:p/>
        </draw:line>
        <draw:custom-shape draw:style-name="gr18" draw:text-style-name="P3" draw:layer="layout" svg:width="0.406cm" svg:height="3.404cm" draw:transform="rotate (1.5707963267949) translate (4.724cm 10.566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6.223cm" svg:y="9.498cm">
          <text:p text:style-name="P13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19.229cm" svg:y="5.817cm">
          <text:p text:style-name="P13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62cm" svg:y1="6.35cm" svg:x2="19.902cm" svg:y2="6.35cm">
          <text:p/>
        </draw:line>
        <draw:frame draw:style-name="gr9" draw:text-style-name="P17" draw:layer="layout" svg:width="12.96cm" svg:height="0.949cm" svg:x="1.175cm" svg:y="0.786cm">
          <draw:text-box>
            <text:p><text:span text:style-name="T14">Decentralized Identifier Regist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723cm">
          <draw:text-box>
            <text:p><text:span text:style-name="T10">did:xyz:1234;service=agent/profile?query#frag</text:span></text:p>
          </draw:text-box>
        </draw:frame>
        <draw:custom-shape draw:style-name="gr10" draw:text-style-name="P3" draw:layer="layout" svg:width="0.394cm" svg:height="3.024cm" draw:transform="rotate (1.5707963267949) translate (1.65cm 11.8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863cm">
          <draw:text-box>
            <text:p><text:span text:style-name="T11">DID</text:span></text:p>
          </draw:text-box>
        </draw:frame>
        <draw:custom-shape draw:style-name="gr12" draw:text-style-name="P3" draw:layer="layout" svg:width="0.406cm" svg:height="10.871cm" draw:transform="rotate (1.5707963267949) translate (1.65cm 12.8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4" draw:layer="layout" svg:width="1.907cm" svg:height="0.962cm" svg:x="6.132cm" svg:y="12.901cm">
          <draw:text-box>
            <text:p text:style-name="P13"><text:span text:style-name="T12">DID URL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4" draw:text-style-name="P3" draw:layer="layout" svg:x1="9.682cm" svg:y1="5.448cm" svg:x2="14.478cm" svg:y2="5.448cm">
          <text:p/>
        </draw:line>
        <draw:frame draw:style-name="gr9" draw:text-style-name="P11" draw:layer="layout" svg:width="12.96cm" svg:height="0.949cm" svg:x="14.386cm" svg:y="10.723cm">
          <draw:text-box>
            <text:p><text:span text:style-name="T10">https://example.com/myagent/profile?query#frag</text:span></text:p>
          </draw:text-box>
        </draw:frame>
        <draw:custom-shape draw:style-name="gr15" draw:text-style-name="P3" draw:layer="layout" svg:width="0.406cm" svg:height="11.608cm" draw:transform="rotate (1.5707963267949) translate (14.651cm 11.8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5" draw:layer="layout" svg:width="3.855cm" svg:height="0.962cm" svg:x="18.473cm" svg:y="11.85cm">
          <draw:text-box>
            <text:p><text:span text:style-name="T13">Service Endpoint URI</text:span></text:p>
          </draw:text-box>
        </draw:fram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6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4" draw:text-style-name="P3" draw:layer="layout" svg:x1="13.462cm" svg:y1="11.028cm" svg:x2="14.453cm" svg:y2="11.028cm">
          <text:p/>
        </draw:line>
        <draw:custom-shape draw:style-name="gr22" draw:text-style-name="P3" draw:layer="layout" svg:width="0.406cm" svg:height="6.731cm" draw:transform="rotate (1.5707963267949) translate (14.651cm 10.562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0" draw:text-style-name="P3" draw:layer="layout" svg:x1="19.076cm" svg:y1="7.465cm" svg:x2="23.775cm" svg:y2="7.465cm">
          <text:p/>
        </draw:line>
        <draw:custom-shape draw:style-name="gr19" draw:text-style-name="P18" draw:layer="layout" svg:width="0.406cm" svg:height="0.406cm" svg:x="21.222cm" svg:y="7.598cm">
          <text:p text:style-name="P13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17.813cm" svg:y="9.498cm">
          <text:p text:style-name="P13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406cm" svg:height="3.404cm" draw:transform="rotate (1.5707963267949) translate (4.725cm 10.5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6.224cm" svg:y="9.499cm">
          <text:p text:style-name="P13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7" draw:layer="layout" svg:width="12.96cm" svg:height="0.949cm" svg:x="1.175cm" svg:y="0.786cm">
          <draw:text-box>
            <text:p><text:span text:style-name="T14">Decentralized Identifier Registry</text:span></text:p>
          </draw:text-box>
        </draw:frame>
        <draw:custom-shape draw:style-name="gr19" draw:text-style-name="P18" draw:layer="layout" svg:width="0.406cm" svg:height="0.406cm" svg:x="19.229cm" svg:y="5.818cm">
          <text:p text:style-name="P13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62cm" svg:y1="6.351cm" svg:x2="19.902cm" svg:y2="6.351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723cm">
          <draw:text-box>
            <text:p><text:span text:style-name="T10">did:xyz:1234;service=agent/profile?query#frag</text:span></text:p>
          </draw:text-box>
        </draw:frame>
        <draw:custom-shape draw:style-name="gr10" draw:text-style-name="P3" draw:layer="layout" svg:width="0.394cm" svg:height="3.024cm" draw:transform="rotate (1.5707963267949) translate (1.65cm 11.8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863cm">
          <draw:text-box>
            <text:p><text:span text:style-name="T11">DID</text:span></text:p>
          </draw:text-box>
        </draw:frame>
        <draw:custom-shape draw:style-name="gr12" draw:text-style-name="P3" draw:layer="layout" svg:width="0.406cm" svg:height="10.871cm" draw:transform="rotate (1.5707963267949) translate (1.65cm 12.8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4" draw:layer="layout" svg:width="1.907cm" svg:height="0.962cm" svg:x="6.132cm" svg:y="12.901cm">
          <draw:text-box>
            <text:p text:style-name="P13"><text:span text:style-name="T12">DID URL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4" draw:text-style-name="P3" draw:layer="layout" svg:x1="9.682cm" svg:y1="5.448cm" svg:x2="14.478cm" svg:y2="5.448cm">
          <text:p/>
        </draw:line>
        <draw:frame draw:style-name="gr9" draw:text-style-name="P11" draw:layer="layout" svg:width="12.96cm" svg:height="0.949cm" svg:x="14.386cm" svg:y="10.723cm">
          <draw:text-box>
            <text:p><text:span text:style-name="T10">https://example.com/myagent/profile?query#frag</text:span></text:p>
          </draw:text-box>
        </draw:frame>
        <draw:custom-shape draw:style-name="gr15" draw:text-style-name="P3" draw:layer="layout" svg:width="0.406cm" svg:height="11.608cm" draw:transform="rotate (1.5707963267949) translate (14.651cm 11.8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5" draw:layer="layout" svg:width="3.855cm" svg:height="0.962cm" svg:x="18.473cm" svg:y="11.85cm">
          <draw:text-box>
            <text:p><text:span text:style-name="T13">Service Endpoint URI</text:span></text:p>
          </draw:text-box>
        </draw:fram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6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4" draw:text-style-name="P3" draw:layer="layout" svg:x1="13.462cm" svg:y1="11.028cm" svg:x2="14.453cm" svg:y2="11.028cm">
          <text:p/>
        </draw:line>
        <draw:custom-shape draw:style-name="gr22" draw:text-style-name="P3" draw:layer="layout" svg:width="0.406cm" svg:height="6.731cm" draw:transform="rotate (1.5707963267949) translate (14.651cm 10.562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3" draw:layer="layout" svg:width="0.406cm" svg:height="4.699cm" draw:transform="rotate (1.5707963267949) translate (21.533cm 10.5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3" draw:layer="layout" svg:width="0.406cm" svg:height="4.703cm" draw:transform="rotate (1.5707963267949) translate (8.251cm 10.563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0" draw:text-style-name="P3" draw:layer="layout" svg:x1="19.076cm" svg:y1="7.465cm" svg:x2="23.775cm" svg:y2="7.465cm">
          <text:p/>
        </draw:line>
        <draw:custom-shape draw:style-name="gr19" draw:text-style-name="P18" draw:layer="layout" svg:width="0.406cm" svg:height="0.406cm" svg:x="10.399cm" svg:y="9.498cm">
          <text:p text:style-name="P13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21.222cm" svg:y="7.598cm">
          <text:p text:style-name="P13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23.679cm" svg:y="9.498cm">
          <text:p text:style-name="P13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406cm" svg:height="0.406cm" svg:x="17.813cm" svg:y="9.498cm">
          <text:p text:style-name="P13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406cm" svg:height="3.404cm" draw:transform="rotate (1.5707963267949) translate (4.725cm 10.5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6.224cm" svg:y="9.499cm">
          <text:p text:style-name="P13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7" draw:layer="layout" svg:width="12.96cm" svg:height="0.949cm" svg:x="1.175cm" svg:y="0.786cm">
          <draw:text-box>
            <text:p><text:span text:style-name="T14">Decentralized Identifier Registry</text:span></text:p>
          </draw:text-box>
        </draw:frame>
        <draw:custom-shape draw:style-name="gr19" draw:text-style-name="P18" draw:layer="layout" svg:width="0.406cm" svg:height="0.406cm" svg:x="19.229cm" svg:y="5.818cm">
          <text:p text:style-name="P13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62cm" svg:y1="6.351cm" svg:x2="19.902cm" svg:y2="6.351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9" draw:text-style-name="P11" draw:layer="layout" svg:width="12.96cm" svg:height="0.949cm" svg:x="1.386cm" svg:y="10.721cm">
          <draw:text-box>
            <text:p><text:span text:style-name="T10">did:xyz:1234</text:span></text:p>
          </draw:text-box>
        </draw:fram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394cm" svg:height="3.024cm" draw:transform="rotate (1.5707963267949) translate (1.65cm 11.8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862cm">
          <draw:text-box>
            <text:p><text:span text:style-name="T11">DID</text:span></text:p>
          </draw:text-box>
        </draw:frame>
        <draw:custom-shape draw:style-name="gr26" draw:text-style-name="P3" draw:layer="layout" svg:width="0.406cm" svg:height="3.023cm" draw:transform="rotate (1.5707963267949) translate (1.65cm 12.87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4" draw:layer="layout" svg:width="1.907cm" svg:height="0.962cm" svg:x="2.208cm" svg:y="12.9cm">
          <draw:text-box>
            <text:p text:style-name="P13"><text:span text:style-name="T12">DID URL</text:span></text:p>
          </draw:text-box>
        </draw:frame>
        <draw:custom-shape draw:style-name="gr27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394cm" svg:height="3.024cm" draw:transform="rotate (1.5707963267949) translate (5.612cm 6.28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2cm">
          <draw:text-box>
            <text:p><text:span text:style-name="T11">DID</text:span></text:p>
          </draw:text-box>
        </draw:frame>
        <draw:line draw:style-name="gr14" draw:text-style-name="P3" draw:layer="layout" svg:x1="9.682cm" svg:y1="5.447cm" svg:x2="14.478cm" svg:y2="5.447cm">
          <text:p/>
        </draw:lin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3.985cm" svg:y1="9.906cm" svg:x2="14.015cm" svg:y2="15.078cm">
          <text:p/>
        </draw:line>
        <draw:custom-shape draw:style-name="gr28" draw:text-style-name="P6" draw:layer="layout" svg:width="11.938cm" svg:height="5.653cm" svg:x="14.646cm" svg:y="9.048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5.08cm" svg:y1="11.028cm" svg:x2="14.465cm" svg:y2="11.028cm">
          <text:p/>
        </draw:line>
        <draw:line draw:style-name="gr4" draw:text-style-name="P3" draw:layer="layout" svg:x1="12.08cm" svg:y1="1.634cm" svg:x2="12.08cm" svg:y2="5.142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</text:span><text:span text:style-name="T8">e</text:span><text:span text:style-name="T8">r</text:span><text:span text:style-name="T8">e</text:span><text:span text:style-name="T8">f</text:span><text:span text:style-name="T8">e</text:span><text:span text:style-name="T8">r</text:span><text:span text:style-name="T8">e</text:span><text:span text:style-name="T8">n</text:span><text:span text:style-name="T8">c</text:span><text:span text:style-name="T8">e</text:span><text:span text:style-name="T8">(</text:span><text:span text:style-name="T8">)</text:span></text:p>
          </draw:text-box>
        </draw:frame>
        <draw:frame draw:style-name="gr9" draw:text-style-name="P16" draw:layer="layout" svg:width="12.96cm" svg:height="0.949cm" svg:x="5.386cm" svg:y="5.142cm">
          <draw:text-box>
            <text:p><text:span text:style-name="T10">did:xyz:1234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</text:span><text:span text:style-name="T9">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</text:span><text:span text:style-name="T9">E</text:span><text:span text:style-name="T9">S</text:span><text:span text:style-name="T9">U</text:span><text:span text:style-name="T9">L</text:span><text:span text:style-name="T9">T</text:span></text:p>
          </draw:text-box>
        </draw:frame>
        <draw:frame draw:style-name="gr9" draw:text-style-name="P17" draw:layer="layout" svg:width="12.96cm" svg:height="0.949cm" svg:x="1.175cm" svg:y="0.786cm">
          <draw:text-box>
            <text:p><text:span text:style-name="T14">Decentralized Identifier Registry</text:span></text:p>
          </draw:text-box>
        </draw:frame>
        <draw:line draw:style-name="gr14" draw:text-style-name="P3" draw:layer="layout" svg:x1="20.615cm" svg:y1="7.874cm" svg:x2="20.615cm" svg:y2="8.828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723cm">
          <draw:text-box>
            <text:p><text:span text:style-name="T10">did:xyz:1234#keys-1</text:span></text:p>
          </draw:text-box>
        </draw:frame>
        <draw:custom-shape draw:style-name="gr10" draw:text-style-name="P3" draw:layer="layout" svg:width="0.394cm" svg:height="3.024cm" draw:transform="rotate (1.5707963267949) translate (1.65cm 11.8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863cm">
          <draw:text-box>
            <text:p><text:span text:style-name="T11">DID</text:span></text:p>
          </draw:text-box>
        </draw:frame>
        <draw:custom-shape draw:style-name="gr30" draw:text-style-name="P3" draw:layer="layout" svg:width="0.406cm" svg:height="4.851cm" draw:transform="rotate (1.5707963267949) translate (1.65cm 12.8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4" draw:layer="layout" svg:width="1.907cm" svg:height="0.962cm" svg:x="3.122cm" svg:y="12.901cm">
          <draw:text-box>
            <text:p text:style-name="P13"><text:span text:style-name="T12">DID URL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4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6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4" draw:text-style-name="P3" draw:layer="layout" svg:x1="13.462cm" svg:y1="11.028cm" svg:x2="14.453cm" svg:y2="11.028cm">
          <text:p/>
        </draw:line>
        <draw:custom-shape draw:style-name="gr19" draw:text-style-name="P18" draw:layer="layout" svg:width="0.406cm" svg:height="0.406cm" svg:x="19.311cm" svg:y="4.117cm">
          <text:p text:style-name="P13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23cm" svg:y1="4.648cm" svg:x2="20.066cm" svg:y2="4.648cm">
          <text:p/>
        </draw:line>
        <draw:custom-shape draw:style-name="gr31" draw:text-style-name="P3" draw:layer="layout" svg:width="0.406cm" svg:height="1.625cm" draw:transform="rotate (1.5707963267949) translate (4.725cm 10.5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5.334cm" svg:y="9.499cm">
          <text:p text:style-name="P13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draw:layer="layout" svg:width="11.938cm" svg:height="5.653cm" svg:x="14.646cm" svg:y="9.048cm">
          <text:p text:style-name="P5"><text:span text:style-name="T16">publicKey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17"><text:s text:c="4"/></text:span><text:span text:style-name="T17">"publicKeyPem": "</text:span><text:span text:style-name="T7">-----BEGIN PUB...0101010..END PUB -----\r\n"</text:span></text:p>
          <text:p text:style-name="P5"><text:span text:style-name="T7">}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406cm" svg:height="0.406cm" svg:x="19.311cm" svg:y="9.575cm">
          <text:p text:style-name="P13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23cm" svg:y1="10.109cm" svg:x2="20.066cm" svg:y2="10.109cm">
          <text:p/>
        </draw:line>
        <draw:frame draw:style-name="gr9" draw:text-style-name="P17" draw:layer="layout" svg:width="12.96cm" svg:height="0.949cm" svg:x="1.175cm" svg:y="0.786cm">
          <draw:text-box>
            <text:p><text:span text:style-name="T14">Decentralized Identifier Regist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9" draw:text-style-name="P17" draw:layer="layout" svg:width="12.96cm" svg:height="0.949cm" svg:x="1.175cm" svg:y="0.785cm">
          <draw:text-box>
            <text:p><text:span text:style-name="T14">Decentralized Identifier Registry</text:span></text:p>
          </draw:text-box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1.938cm" svg:height="5.653cm" svg:x="14.646cm" svg:y="2.605cm">
          <text:p text:style-name="P5"><text:span text:style-name="T5">DID Document (version at timestamp 1554389617)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1101101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723cm">
          <draw:text-box>
            <text:p><text:span text:style-name="T10">did:xyz:1234;version-time=1554389617#keys-1</text:span></text:p>
          </draw:text-box>
        </draw:frame>
        <draw:custom-shape draw:style-name="gr10" draw:text-style-name="P3" draw:layer="layout" svg:width="0.394cm" svg:height="3.024cm" draw:transform="rotate (1.5707963267949) translate (1.65cm 11.8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863cm">
          <draw:text-box>
            <text:p><text:span text:style-name="T11">DID</text:span></text:p>
          </draw:text-box>
        </draw:frame>
        <draw:custom-shape draw:style-name="gr30" draw:text-style-name="P3" draw:layer="layout" svg:width="0.406cm" svg:height="4.851cm" draw:transform="rotate (1.5707963267949) translate (1.65cm 12.8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4" draw:layer="layout" svg:width="1.907cm" svg:height="0.962cm" svg:x="3.122cm" svg:y="12.901cm">
          <draw:text-box>
            <text:p text:style-name="P13"><text:span text:style-name="T12">DID URL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4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6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4" draw:text-style-name="P3" draw:layer="layout" svg:x1="13.462cm" svg:y1="11.028cm" svg:x2="14.453cm" svg:y2="11.028cm">
          <text:p/>
        </draw:line>
        <draw:custom-shape draw:style-name="gr19" draw:text-style-name="P18" draw:layer="layout" svg:width="0.406cm" svg:height="0.406cm" svg:x="19.311cm" svg:y="4.117cm">
          <text:p text:style-name="P13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23cm" svg:y1="4.648cm" svg:x2="20.066cm" svg:y2="4.648cm">
          <text:p/>
        </draw:line>
        <draw:custom-shape draw:style-name="gr31" draw:text-style-name="P3" draw:layer="layout" svg:width="0.406cm" svg:height="1.625cm" draw:transform="rotate (1.5707963267949) translate (10.849cm 10.5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11.458cm" svg:y="9.499cm">
          <text:p text:style-name="P13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" draw:layer="layout" svg:width="11.938cm" svg:height="5.653cm" svg:x="14.646cm" svg:y="9.048cm">
          <text:p text:style-name="P5"><text:span text:style-name="T16">publicKey</text:span><text:span text:style-name="T5"> (version at timestamp 1554389617)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17"><text:s text:c="4"/></text:span><text:span text:style-name="T17">"publicKeyPem": "</text:span><text:span text:style-name="T7">-----BEGIN PUB...1101101..END PUB -----\r\n"</text:span></text:p>
          <text:p text:style-name="P5"><text:span text:style-name="T7">}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406cm" svg:height="0.406cm" svg:x="19.311cm" svg:y="9.575cm">
          <text:p text:style-name="P13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23cm" svg:y1="10.109cm" svg:x2="20.066cm" svg:y2="10.109cm">
          <text:p/>
        </draw:line>
        <draw:frame draw:style-name="gr9" draw:text-style-name="P19" draw:layer="layout" svg:width="12.96cm" svg:height="0.949cm" svg:x="3.686cm" svg:y="3.014cm">
          <draw:text-box>
            <text:p><text:span text:style-name="T7">version-time=1554389617</text:span></text:p>
          </draw:text-box>
        </draw:frame>
        <draw:custom-shape draw:style-name="gr35" draw:text-style-name="P3" draw:layer="layout" svg:width="0.406cm" svg:height="5.994cm" draw:transform="rotate (1.5707963267949) translate (4.725cm 10.568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7.519cm" svg:y="9.5cm">
          <text:p text:style-name="P13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7" draw:layer="layout" svg:width="12.96cm" svg:height="0.949cm" svg:x="3.675cm" svg:y="2.486cm">
          <draw:text-box>
            <text:p><text:span text:style-name="T14">With options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3" draw:layer="layout" svg:width="9.935cm" svg:height="0.834cm" svg:x="7.186cm" svg:y="0.722cm">
          <draw:image xlink:href="Pictures/10000201000003060000004183472294A75245F1.png" xlink:type="simple" xlink:show="embed" xlink:actuate="onLoad" loext:mime-type="image/png">
            <text:p/>
          </draw:image>
        </draw:frame>
        <draw:frame draw:style-name="gr3" draw:text-style-name="P4" draw:layer="layout" svg:width="5cm" svg:height="1.094cm" draw:transform="rotate (1.5707963267949) translate (2.686cm 6.674cm)">
          <draw:text-box>
            <text:p><text:span text:style-name="T4">resolve()</text:span></text:p>
          </draw:text-box>
        </draw:frame>
        <draw:line draw:style-name="gr4" draw:text-style-name="P3" draw:layer="layout" svg:x1="12.08cm" svg:y1="1.634cm" svg:x2="12.08cm" svg:y2="5.142cm">
          <text:p/>
        </draw:line>
        <draw:custom-shape draw:style-name="gr5" draw:text-style-name="P3" draw:layer="layout" svg:width="25.908cm" svg:height="12.844cm" svg:x="1.046cm" svg:y="2.2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11.938cm" svg:height="5.653cm" svg:x="14.646cm" svg:y="2.605cm">
          <text:p text:style-name="P5"><text:span text:style-name="T5">DID Document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2"/></text:span><text:span text:style-name="T7">"@context": "https://w3id.org/did/v1",</text:span></text:p>
          <text:p text:style-name="P5"><text:span text:style-name="T7"><text:s text:c="2"/></text:span><text:span text:style-name="T7">"id": "did:xyz:1234",</text:span></text:p>
          <text:p text:style-name="P5"><text:span text:style-name="T7"><text:s text:c="2"/></text:span><text:span text:style-name="T7">"publicKey": [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7"><text:s text:c="4"/></text:span><text:span text:style-name="T7">"publicKeyPem": "-----BEGIN PUB...0101010..END PUB -----\r\n"</text:span></text:p>
          <text:p text:style-name="P5"><text:span text:style-name="T7"><text:s text:c="2"/></text:span><text:span text:style-name="T7">}],</text:span></text:p>
          <text:p text:style-name="P5"><text:span text:style-name="T7"><text:s text:c="2"/></text:span><text:span text:style-name="T7">"service": [{</text:span></text:p>
          <text:p text:style-name="P5"><text:span text:style-name="T7"><text:s text:c="4"/></text:span><text:span text:style-name="T7">"id": "did:xyz:1234#agent",</text:span></text:p>
          <text:p text:style-name="P5"><text:span text:style-name="T7"><text:s text:c="4"/></text:span><text:span text:style-name="T7">"type": "ExampleService",</text:span></text:p>
          <text:p text:style-name="P5"><text:span text:style-name="T7"><text:s text:c="4"/></text:span><text:span text:style-name="T7">"serviceEndpoint": "https://example.com/myagent"</text:span></text:p>
          <text:p text:style-name="P5"><text:span text:style-name="T7"><text:s text:c="2"/></text:span><text:span text:style-name="T7">}]</text:span></text:p>
          <text:p text:style-name="P5"><text:span text:style-name="T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4.384cm" svg:height="6.426cm" svg:x="2.57cm" svg:y="2.23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496cm" svg:height="1.094cm" draw:transform="rotate (1.5707963267949) translate (1.192cm 8.398cm)">
          <draw:text-box>
            <text:p><text:span text:style-name="T8">dereference()</text:span></text:p>
          </draw:text-box>
        </draw:frame>
        <draw:frame draw:style-name="gr3" draw:text-style-name="P8" draw:layer="layout" svg:width="6.496cm" svg:height="1.094cm" svg:x="1.191cm" svg:y="13.703cm">
          <draw:text-box>
            <text:p><text:span text:style-name="T9">INPUT</text:span></text:p>
          </draw:text-box>
        </draw:frame>
        <draw:frame draw:style-name="gr3" draw:text-style-name="P10" draw:layer="layout" svg:width="6.496cm" svg:height="1.094cm" svg:x="20.229cm" svg:y="13.703cm">
          <draw:text-box>
            <text:p text:style-name="P9"><text:span text:style-name="T9">RESULT</text:span></text:p>
          </draw:text-box>
        </draw:frame>
        <draw:line draw:style-name="gr8" draw:text-style-name="P3" draw:layer="layout" svg:x1="14cm" svg:y1="9.906cm" svg:x2="14cm" svg:y2="15.078cm">
          <text:p/>
        </draw:line>
        <draw:frame draw:style-name="gr9" draw:text-style-name="P11" draw:layer="layout" svg:width="12.96cm" svg:height="0.949cm" svg:x="1.386cm" svg:y="10.723cm">
          <draw:text-box>
            <text:p><text:span text:style-name="T10">did:xyz:1234#keys-1</text:span></text:p>
          </draw:text-box>
        </draw:frame>
        <draw:custom-shape draw:style-name="gr10" draw:text-style-name="P3" draw:layer="layout" svg:width="0.394cm" svg:height="3.024cm" draw:transform="rotate (1.5707963267949) translate (1.65cm 11.86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2.61cm" svg:y="11.863cm">
          <draw:text-box>
            <text:p><text:span text:style-name="T11">DID</text:span></text:p>
          </draw:text-box>
        </draw:frame>
        <draw:custom-shape draw:style-name="gr30" draw:text-style-name="P3" draw:layer="layout" svg:width="0.406cm" svg:height="4.851cm" draw:transform="rotate (1.5707963267949) translate (1.65cm 12.8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4" draw:layer="layout" svg:width="1.907cm" svg:height="0.962cm" svg:x="3.122cm" svg:y="12.901cm">
          <draw:text-box>
            <text:p text:style-name="P13"><text:span text:style-name="T12">DID URL</text:span></text:p>
          </draw:text-box>
        </draw:frame>
        <draw:custom-shape draw:style-name="gr10" draw:text-style-name="P3" draw:layer="layout" svg:width="0.394cm" svg:height="3.024cm" draw:transform="rotate (1.5707963267949) translate (5.6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2" draw:layer="layout" svg:width="1.107cm" svg:height="0.962cm" svg:x="6.572cm" svg:y="6.283cm">
          <draw:text-box>
            <text:p><text:span text:style-name="T11">DID</text:span></text:p>
          </draw:text-box>
        </draw:frame>
        <draw:line draw:style-name="gr14" draw:text-style-name="P3" draw:layer="layout" svg:x1="9.682cm" svg:y1="5.448cm" svg:x2="14.478cm" svg:y2="5.448cm">
          <text:p/>
        </draw:line>
        <draw:line draw:style-name="gr4" draw:text-style-name="P3" draw:layer="layout" svg:x1="13.08cm" svg:y1="1.634cm" svg:x2="13.08cm" svg:y2="5.142cm">
          <text:p/>
        </draw:line>
        <draw:line draw:style-name="gr4" draw:text-style-name="P3" draw:layer="layout" svg:x1="11.08cm" svg:y1="1.634cm" svg:x2="11.08cm" svg:y2="5.142cm">
          <text:p/>
        </draw:line>
        <draw:frame draw:style-name="gr9" draw:text-style-name="P16" draw:layer="layout" svg:width="12.96cm" svg:height="0.949cm" svg:x="5.386cm" svg:y="5.142cm">
          <draw:text-box>
            <text:p><text:span text:style-name="T10">did:xyz:1234</text:span></text:p>
          </draw:text-box>
        </draw:frame>
        <draw:line draw:style-name="gr14" draw:text-style-name="P3" draw:layer="layout" svg:x1="13.462cm" svg:y1="11.028cm" svg:x2="14.453cm" svg:y2="11.028cm">
          <text:p/>
        </draw:line>
        <draw:custom-shape draw:style-name="gr19" draw:text-style-name="P18" draw:layer="layout" svg:width="0.406cm" svg:height="0.406cm" svg:x="19.311cm" svg:y="4.117cm">
          <text:p text:style-name="P13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23cm" svg:y1="4.648cm" svg:x2="20.066cm" svg:y2="4.648cm">
          <text:p/>
        </draw:line>
        <draw:custom-shape draw:style-name="gr31" draw:text-style-name="P3" draw:layer="layout" svg:width="0.406cm" svg:height="1.625cm" draw:transform="rotate (1.5707963267949) translate (4.725cm 10.56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8" draw:layer="layout" svg:width="0.406cm" svg:height="0.406cm" svg:x="5.334cm" svg:y="9.499cm">
          <text:p text:style-name="P13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11.938cm" svg:height="5.653cm" svg:x="14.646cm" svg:y="9.048cm">
          <text:p text:style-name="P5"><text:span text:style-name="T16">publicKey</text:span></text:p>
          <text:p text:style-name="P5"><text:span text:style-name="T6"/></text:p>
          <text:p text:style-name="P5"><text:span text:style-name="T7">{</text:span></text:p>
          <text:p text:style-name="P5"><text:span text:style-name="T7"><text:s text:c="4"/></text:span><text:span text:style-name="T7">"id": "did:xyz:1234#keys-1",</text:span></text:p>
          <text:p text:style-name="P5"><text:span text:style-name="T7"><text:s text:c="4"/></text:span><text:span text:style-name="T7">"type": "RsaVerificationKey2018",</text:span></text:p>
          <text:p text:style-name="P5"><text:span text:style-name="T17"><text:s text:c="4"/></text:span><text:span text:style-name="T17">"publicKeyPem": "</text:span><text:span text:style-name="T7">-----BEGIN PUB...0101010..END PUB -----\r\n"</text:span></text:p>
          <text:p text:style-name="P5"><text:span text:style-name="T7">}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406cm" svg:height="0.406cm" svg:x="19.311cm" svg:y="9.575cm">
          <text:p text:style-name="P13"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8.923cm" svg:y1="10.109cm" svg:x2="20.066cm" svg:y2="10.109cm">
          <text:p/>
        </draw:line>
        <draw:frame draw:style-name="gr9" draw:text-style-name="P19" draw:layer="layout" svg:width="12.96cm" svg:height="0.949cm" svg:x="3.687cm" svg:y="3.015cm">
          <draw:text-box>
            <text:p><text:span text:style-name="T7">caching=false</text:span></text:p>
          </draw:text-box>
        </draw:frame>
        <draw:frame draw:style-name="gr9" draw:text-style-name="P17" draw:layer="layout" svg:width="12.96cm" svg:height="0.949cm" svg:x="3.676cm" svg:y="2.487cm">
          <draw:text-box>
            <text:p><text:span text:style-name="T14">With options:</text:span></text:p>
          </draw:text-box>
        </draw:frame>
        <draw:frame draw:style-name="gr9" draw:text-style-name="P19" draw:layer="layout" svg:width="12.96cm" svg:height="0.949cm" svg:x="7.487cm" svg:y="11.215cm">
          <draw:text-box>
            <text:p><text:span text:style-name="T7">caching=false</text:span></text:p>
          </draw:text-box>
        </draw:frame>
        <draw:frame draw:style-name="gr9" draw:text-style-name="P17" draw:layer="layout" svg:width="12.96cm" svg:height="0.949cm" svg:x="7.476cm" svg:y="10.687cm">
          <draw:text-box>
            <text:p><text:span text:style-name="T14">With options:</text:span></text:p>
          </draw:text-box>
        </draw:frame>
        <draw:frame draw:style-name="gr9" draw:text-style-name="P17" draw:layer="layout" svg:width="12.96cm" svg:height="0.949cm" svg:x="1.175cm" svg:y="0.786cm">
          <draw:text-box>
            <text:p><text:span text:style-name="T14">Decentralized Identifier Regist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8:09:41.250671171</meta:creation-date>
    <dc:date>2019-04-05T11:30:52.642749956</dc:date>
    <meta:editing-duration>P2DT2H17M55S</meta:editing-duration>
    <meta:editing-cycles>164</meta:editing-cycles>
    <meta:generator>LibreOffice/6.1.5.2$Linux_X86_64 LibreOffice_project/10$Build-2</meta:generator>
    <meta:document-statistic meta:object-count="292"/>
  </office:meta>
</office:document-meta>
</file>